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2.5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1.2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1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1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4cm" fo:min-width="1.395cm"/>
    </style:style>
    <style:style style:name="gr10" style:family="graphic" style:parent-style-name="standard">
      <style:graphic-properties draw:fill-color="#ffffff" draw:auto-grow-height="false" fo:min-height="1.24cm" fo:min-width="4.5cm" fo:padding-top="0.13cm" fo:padding-bottom="0.13cm" fo:wrap-option="wrap"/>
    </style:style>
    <style:style style:name="gr11" style:family="graphic" style:parent-style-name="standard">
      <style:graphic-properties draw:fill-color="#ffffff" draw:auto-grow-height="false" fo:min-height="2.74cm" fo:min-width="4.5cm" fo:padding-top="0.13cm" fo:padding-bottom="0.13cm" fo:wrap-option="wrap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  <style:text-properties fo:language="zxx" fo:country="none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>
          <style:tab-stop style:position="2cm"/>
        </style:tab-stops>
      </style:paragraph-properties>
    </style:style>
    <style:style style:name="P4" style:family="paragraph">
      <loext:graphic-properties draw:fill-color="#ffffff"/>
      <style:paragraph-properties fo:text-align="center"/>
      <style:text-properties fo:font-size="10pt" fo:language="zxx" fo:country="none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>
        <style:tab-stops>
          <style:tab-stop style:position="2.8cm"/>
        </style:tab-stops>
      </style:paragraph-properties>
    </style:style>
    <style:style style:name="P8" style:family="paragraph">
      <style:paragraph-properties fo:text-align="start">
        <style:tab-stops>
          <style:tab-stop style:position="2.7cm"/>
        </style:tab-stops>
      </style:paragraph-properties>
    </style:style>
    <style:style style:name="P9" style:family="paragraph">
      <style:paragraph-properties fo:text-align="start">
        <style:tab-stops>
          <style:tab-stop style:position="3.5cm"/>
        </style:tab-stops>
      </style:paragraph-properties>
    </style:style>
    <style:style style:name="P10" style:family="paragraph">
      <style:paragraph-properties fo:text-align="start">
        <style:tab-stops>
          <style:tab-stop style:position="2.2cm"/>
        </style:tab-stops>
      </style:paragraph-properties>
    </style:style>
    <style:style style:name="P11" style:family="paragraph">
      <loext:graphic-properties draw:fill="none" draw:fill-color="#ffffff"/>
      <style:text-properties fo:font-size="10pt" fo:language="zxx" fo:country="none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font-size="10pt" fo:language="zxx" fo:country="none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zxx" fo:country="none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zxx" fo:country="none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 svg:viewBox="0 0 3001 1501">
          <text:p/>
        </draw:connector>
        <draw:custom-shape draw:style-name="gr2" draw:text-style-name="P4" xml:id="id2" draw:id="id2" draw:layer="layout" svg:width="5cm" svg:height="3cm" svg:x="0.5cm" svg:y="3.5cm">
          <text:p text:style-name="P2"><text:span text:style-name="T1">Sentence</text:span></text:p>
          <text:p text:style-name="P3"><text:span text:style-name="T2">String: </text:span><text:span text:style-name="T2"><text:tab/></text:span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10cm" svg:y2="3.5cm" draw:start-shape="id1" draw:start-glue-point="2" draw:end-shape="id3" svg:d="M6000 2000v750h4000v750" svg:viewBox="0 0 4001 1501">
          <text:p/>
        </draw:connector>
        <draw:custom-shape draw:style-name="gr2" draw:text-style-name="P4" xml:id="id1" draw:id="id1" draw:layer="layout" svg:width="5cm" svg:height="1.5cm" svg:x="3.5cm" svg:y="0.5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7cm" svg:height="3.5cm" svg:x="6.5cm" svg:y="3.5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3cm" svg:x1="17.5cm" svg:y1="12.9cm" svg:x2="12.75cm" svg:y2="16.5cm" draw:start-shape="id4" draw:start-glue-point="2" draw:end-shape="id5" draw:end-glue-point="0" svg:d="M17500 12900v3100h-4750v500" svg:viewBox="0 0 4751 3601">
          <text:p/>
        </draw:connector>
        <draw:custom-shape draw:style-name="gr2" draw:text-style-name="P4" xml:id="id5" draw:id="id5" draw:layer="layout" svg:width="3.5cm" svg:height="2.9cm" svg:x="11cm" svg:y="16.5cm">
          <text:p text:style-name="P2"><text:span text:style-name="T1">Sentence</text:span></text:p>
          <text:p text:style-name="P3"><text:span text:style-name="T2">String: </text:span><text:span text:style-name="T2"><text:tab/></text:span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3cm" svg:x1="17.5cm" svg:y1="12.9cm" svg:x2="18.55cm" svg:y2="16.5cm" draw:start-shape="id4" draw:start-glue-point="2" draw:end-shape="id6" draw:end-glue-point="0" svg:d="M17500 12900v3100h1050v500" svg:viewBox="0 0 1051 3601">
          <text:p/>
        </draw:connector>
        <draw:custom-shape draw:style-name="gr2" draw:text-style-name="P4" xml:id="id4" draw:id="id4" draw:layer="layout" svg:width="5cm" svg:height="1.5cm" svg:x="15cm" svg:y="11.4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7.1cm" svg:height="3.5cm" svg:x="15cm" svg:y="16.5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cm" svg:height="1cm" svg:x="23.4cm" svg:y="17.9cm">
          <text:p text:style-name="P2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4cm" svg:height="1cm" svg:x="23.4cm" svg:y="16.6cm">
          <text:p text:style-name="P2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2.4cm" svg:y1="14.4cm" svg:x2="23.4cm" svg:y2="18.4cm" draw:start-shape="id7" draw:start-glue-point="2" draw:end-shape="id8" draw:end-glue-point="3" svg:d="M22400 14400v4000h1000" svg:viewBox="0 0 1001 4001">
          <text:p/>
        </draw:connector>
        <draw:connector draw:style-name="gr1" draw:text-style-name="P1" draw:layer="layout" svg:x1="22.4cm" svg:y1="14.4cm" svg:x2="23.4cm" svg:y2="17.1cm" draw:start-shape="id7" draw:start-glue-point="2" draw:end-shape="id9" draw:end-glue-point="3" svg:d="M22400 14400v2700h1000" svg:viewBox="0 0 1001 2701">
          <text:p/>
        </draw:connector>
        <draw:custom-shape draw:style-name="gr2" draw:text-style-name="P4" xml:id="id10" draw:id="id10" draw:layer="layout" svg:width="4cm" svg:height="1cm" svg:x="23.4cm" svg:y="15.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2.4cm" svg:y1="14.4cm" svg:x2="23.4cm" svg:y2="15.7cm" draw:start-shape="id7" draw:start-glue-point="2" draw:end-shape="id10" draw:end-glue-point="3" svg:d="M22400 14400v1300h1000" svg:viewBox="0 0 1001 1301">
          <text:p/>
        </draw:connector>
        <draw:custom-shape draw:style-name="gr2" draw:text-style-name="P4" xml:id="id11" draw:id="id11" draw:layer="layout" svg:width="4cm" svg:height="1cm" svg:x="6.1cm" svg:y="14.4cm">
          <text:p text:style-name="P2"><text:span text:style-name="T1">Compound</text:span></text:p>
          <text:p text:style-name="P3"><text:span text:style-name="T3">Split[]: </text:span><text:span text:style-name="T3"><text:tab/></text:span><text:span text:style-name="T3">splits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8.1cm" svg:y2="14.4cm" draw:start-shape="id4" draw:start-glue-point="2" draw:end-shape="id11" draw:end-glue-point="0" svg:d="M17500 12900v750h-9400v750" svg:viewBox="0 0 9401 1501">
          <text:p/>
        </draw:connector>
        <draw:custom-shape draw:style-name="gr2" draw:text-style-name="P4" xml:id="id12" draw:id="id12" draw:layer="layout" svg:width="4cm" svg:height="1cm" svg:x="1.1cm" svg:y="14.4cm">
          <draw:glue-point draw:id="4" svg:x="-5cm" svg:y="-5cm"/>
          <draw:glue-point draw:id="5" svg:x="-2.5cm" svg:y="-5cm"/>
          <text:p text:style-name="P2"><text:span text:style-name="T1">Split</text:span></text:p>
          <text:p text:style-name="P3"><text:span text:style-name="T3">Split[]: </text:span><text:span text:style-name="T3"><text:tab/></text:span><text:span text:style-name="T3">splits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7.5cm" svg:y1="12.9cm" svg:x2="3.1cm" svg:y2="14.4cm" draw:start-shape="id4" draw:start-glue-point="2" draw:end-shape="id12" draw:end-glue-point="0" svg:d="M17500 12900v750h-14400v750" svg:viewBox="0 0 14401 1501">
          <text:p/>
        </draw:connector>
        <draw:custom-shape draw:style-name="gr2" draw:text-style-name="P4" xml:id="id14" draw:id="id14" draw:layer="layout" svg:width="4cm" svg:height="1cm" svg:x="1.1cm" svg:y="16.5cm">
          <text:p text:style-name="P2"><text:span text:style-name="T1">CompountPart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cm" svg:height="1cm" svg:x="6.1cm" svg:y="16.5cm">
          <text:p text:style-name="P2"><text:span text:style-name="T1">LinkingMorphem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1cm" svg:y1="15.4cm" svg:x2="8.1cm" svg:y2="16.5cm" draw:start-shape="id12" draw:start-glue-point="2" draw:end-shape="id13" draw:end-glue-point="0" svg:d="M3100 15400v550h5000v550" svg:viewBox="0 0 5001 1101">
          <text:p/>
        </draw:connector>
        <draw:connector draw:style-name="gr1" draw:text-style-name="P1" draw:layer="layout" svg:x1="3.1cm" svg:y1="15.4cm" svg:x2="3.1cm" svg:y2="16.5cm" draw:start-shape="id12" draw:start-glue-point="2" draw:end-shape="id14" draw:end-glue-point="0" svg:d="M3100 15400v1100" svg:viewBox="0 0 1 1101">
          <text:p/>
        </draw:connector>
        <draw:connector draw:style-name="gr3" draw:text-style-name="P1" draw:layer="layout" svg:x1="6.1cm" svg:y1="14.9cm" svg:x2="5.1cm" svg:y2="14.9cm" draw:start-shape="id11" draw:start-glue-point="3" draw:end-shape="id12" draw:end-glue-point="1" svg:d="M6100 14900h-1000" svg:viewBox="0 0 1001 1">
          <text:p/>
        </draw:connector>
        <draw:connector draw:style-name="gr3" draw:text-style-name="P1" draw:layer="layout" draw:line-skew="-0.399cm" svg:x1="2.1cm" svg:y1="14.4cm" svg:x2="1.1cm" svg:y2="14.9cm" draw:start-shape="id12" draw:start-glue-point="5" draw:end-shape="id12" draw:end-glue-point="3" svg:d="M2100 14400v-900h-1501v1400h501" svg:viewBox="0 0 1502 1401">
          <text:p/>
        </draw:connector>
        <draw:custom-shape draw:style-name="gr2" draw:text-style-name="P4" xml:id="id7" draw:id="id7" draw:layer="layout" svg:width="4cm" svg:height="1.5cm" svg:x="20.4cm" svg:y="12.9cm">
          <text:p text:style-name="P2"><text:span text:style-name="T1">Div</text:span></text:p>
          <text:p text:style-name="P3"><text:span text:style-name="T2">String: </text:span><text:span text:style-name="T2"><text:tab/></text:span><text:span text:style-name="T2">id</text:span></text:p>
          <text:p text:style-name="P3"><text:span text:style-name="T2">String: </text:span><text:span text:style-name="T2"><text:tab/></text:span><text:span text:style-name="T2">divTyp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20.4cm" svg:y2="13.65cm" draw:start-shape="id4" draw:start-glue-point="2" draw:end-shape="id7" draw:end-glue-point="3" svg:d="M17500 12900v750h2900" svg:viewBox="0 0 2901 751">
          <text:p/>
        </draw:connector>
        <draw:custom-shape draw:style-name="gr2" draw:text-style-name="P4" xml:id="id15" draw:id="id15" draw:layer="layout" svg:width="4.499cm" svg:height="1.223cm" svg:x="11.101cm" svg:y="14.235cm">
          <text:p text:style-name="P2"><text:span text:style-name="T1">SurfaceForm</text:span></text:p>
          <text:p text:style-name="P3"><text:span text:style-name="T3">String: </text:span><text:span text:style-name="T3"><text:tab/></text:span><text:span text:style-name="T3"><text:tab/></text:span><text:span text:style-name="T3">valu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15.6cm" svg:y2="14.846cm" draw:start-shape="id4" draw:start-glue-point="2" draw:end-shape="id15" draw:end-glue-point="1" svg:d="M17500 12900v1946h-1900" svg:viewBox="0 0 1901 1947">
          <text:p/>
        </draw:connector>
        <draw:custom-shape draw:style-name="gr2" draw:text-style-name="P4" xml:id="id16" draw:id="id16" draw:layer="layout" svg:width="5cm" svg:height="1.5cm" svg:x="19cm" svg:y="1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5cm" svg:height="2cm" svg:x="19cm" svg:y="3.5cm">
          <text:p text:style-name="P2"><text:span text:style-name="T1">SofaChangeAnnotation</text:span></text:p>
          <text:p text:style-name="P3"><text:span text:style-name="T3">String: </text:span><text:span text:style-name="T3"><text:tab/></text:span><text:span text:style-name="T3">operation</text:span></text:p>
          <text:p text:style-name="P3"><text:span text:style-name="T3">String: </text:span><text:span text:style-name="T3"><text:tab/></text:span><text:span text:style-name="T3">reason</text:span></text:p>
          <text:p text:style-name="P3"><text:span text:style-name="T3">String: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1.5cm" svg:y1="2.5cm" svg:x2="21.5cm" svg:y2="3.5cm" draw:start-shape="id16" draw:start-glue-point="2" draw:end-shape="id17" draw:end-glue-point="0" svg:d="M21500 2500v1000" svg:viewBox="0 0 1 10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4" xml:id="id18" draw:id="id18" draw:layer="layout" svg:width="5cm" svg:height="1.5cm" svg:x="0.5cm" svg:y="0.5cm">
          <text:p text:style-name="P2"><text:span text:style-name="T1">Annotation</text:span></text:p>
          <text:p text:style-name="P6"><text:span text:style-name="T3">int: begin</text:span></text:p>
          <text:p text:style-name="P6"><text:span text:style-name="T3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3cm" svg:x="0.5cm" svg:y="3.5cm">
          <text:p text:style-name="P2"><text:span text:style-name="T1">Token</text:span></text:p>
          <text:p text:style-name="P6"><text:span text:style-name="T3">POS: pos</text:span></text:p>
          <text:p text:style-name="P6"><text:span text:style-name="T3">Lemma: lemma</text:span></text:p>
          <text:p text:style-name="P6"><text:span text:style-name="T3">Stem: stem</text:span></text:p>
          <text:p text:style-name="P6"><text:span text:style-name="T3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5.201cm" svg:y2="4.302cm" draw:start-shape="id18" draw:start-glue-point="1" draw:end-shape="id19" draw:end-glue-point="1" svg:d="M5500 1250h10202v3052h-501" svg:viewBox="0 0 10203 3053">
          <text:p/>
        </draw:connector>
        <draw:connector draw:style-name="gr3" draw:text-style-name="P1" draw:layer="layout" svg:x1="8cm" svg:y1="5.25cm" svg:x2="10.201cm" svg:y2="2.551cm" draw:start-shape="id20" draw:start-glue-point="1" draw:end-shape="id21" draw:end-glue-point="3" svg:d="M8000 5250h1100v-2699h1101" svg:viewBox="0 0 2202 2700">
          <text:p/>
        </draw:connector>
        <draw:connector draw:style-name="gr3" draw:text-style-name="P1" draw:layer="layout" svg:x1="8cm" svg:y1="5.25cm" svg:x2="10.201cm" svg:y2="5.747cm" draw:start-shape="id20" draw:start-glue-point="1" draw:end-shape="id22" draw:end-glue-point="3" svg:d="M8000 5250h1100v497h1101" svg:viewBox="0 0 2202 498">
          <text:p/>
        </draw:connector>
        <draw:custom-shape draw:style-name="gr2" draw:text-style-name="P4" xml:id="id23" draw:id="id23" draw:layer="layout" svg:width="6.499cm" svg:height="1.5cm" svg:x="0.501cm" svg:y="0.501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7.499cm" svg:height="3.499cm" svg:x="0.501cm" svg:y="3.501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75cm" svg:y1="2.001cm" svg:x2="4.25cm" svg:y2="3.501cm" draw:start-shape="id23" draw:start-glue-point="2" draw:end-shape="id20" draw:end-glue-point="0" svg:d="M3750 2001v750h500v750" svg:viewBox="0 0 501 1501">
          <text:p/>
        </draw:connector>
        <draw:connector draw:style-name="gr1" draw:text-style-name="P1" draw:layer="layout" svg:x1="7cm" svg:y1="1.251cm" svg:x2="15.201cm" svg:y2="2.551cm" draw:start-shape="id23" draw:start-glue-point="1" draw:end-shape="id21" draw:end-glue-point="1" svg:d="M7000 1251h8702v1300h-501" svg:viewBox="0 0 8703 1301">
          <text:p/>
        </draw:connector>
        <draw:connector draw:style-name="gr1" draw:text-style-name="P1" draw:layer="layout" svg:x1="7cm" svg:y1="1.251cm" svg:x2="15.201cm" svg:y2="5.747cm" draw:start-shape="id23" draw:start-glue-point="1" draw:end-shape="id22" draw:end-glue-point="1" svg:d="M7000 1251h8702v4496h-501" svg:viewBox="0 0 8703 4497">
          <text:p/>
        </draw:connector>
        <draw:connector draw:style-name="gr3" draw:text-style-name="P1" draw:layer="layout" svg:x1="8cm" svg:y1="5.25cm" svg:x2="10.201cm" svg:y2="4.302cm" draw:start-shape="id20" draw:start-glue-point="1" draw:end-shape="id19" draw:end-glue-point="3" svg:d="M8000 5250h1100v-948h1101" svg:viewBox="0 0 2202 949">
          <text:p/>
        </draw:connector>
        <draw:connector draw:style-name="gr3" draw:text-style-name="P1" draw:layer="layout" svg:x1="8cm" svg:y1="5.25cm" svg:x2="10.201cm" svg:y2="5.747cm" draw:start-shape="id20" draw:start-glue-point="1" draw:end-shape="id22" draw:end-glue-point="3" svg:d="M8000 5250h1100v497h1101" svg:viewBox="0 0 2202 498">
          <text:p/>
        </draw:connector>
        <draw:custom-shape draw:style-name="gr2" draw:text-style-name="P4" xml:id="id24" draw:id="id24" draw:layer="layout" svg:width="5cm" svg:height="8cm" svg:x="10.2cm" svg:y="6.7cm">
          <text:p text:style-name="P2"><text:span text:style-name="T1">MorphologicalFeatures</text:span></text:p>
          <text:p text:style-name="P3"><text:span text:style-name="T3">String: </text:span><text:span text:style-name="T3"><text:tab/></text:span><text:span text:style-name="T3">animacy</text:span></text:p>
          <text:p text:style-name="P3"><text:span text:style-name="T3">String: </text:span><text:span text:style-name="T3"><text:tab/></text:span><text:span text:style-name="T3">aspect</text:span></text:p>
          <text:p text:style-name="P3"><text:span text:style-name="T3">String: </text:span><text:span text:style-name="T3"><text:tab/></text:span><text:span text:style-name="T3">case</text:span></text:p>
          <text:p text:style-name="P3"><text:span text:style-name="T3">String: </text:span><text:span text:style-name="T3"><text:tab/></text:span><text:span text:style-name="T3">definiteness</text:span></text:p>
          <text:p text:style-name="P3"><text:span text:style-name="T3">String: </text:span><text:span text:style-name="T3"><text:tab/></text:span><text:span text:style-name="T3">degree</text:span></text:p>
          <text:p text:style-name="P3"><text:span text:style-name="T3">String: </text:span><text:span text:style-name="T3"><text:tab/></text:span><text:span text:style-name="T3">gender</text:span></text:p>
          <text:p text:style-name="P3"><text:span text:style-name="T3">String: </text:span><text:span text:style-name="T3"><text:tab/></text:span><text:span text:style-name="T3">mood</text:span></text:p>
          <text:p text:style-name="P3"><text:span text:style-name="T3">String: </text:span><text:span text:style-name="T3"><text:tab/></text:span><text:span text:style-name="T3">negative</text:span></text:p>
          <text:p text:style-name="P3"><text:span text:style-name="T3">String: </text:span><text:span text:style-name="T3"><text:tab/></text:span><text:span text:style-name="T3">number</text:span></text:p>
          <text:p text:style-name="P3"><text:span text:style-name="T3">String: </text:span><text:span text:style-name="T3"><text:tab/></text:span><text:span text:style-name="T3">numType</text:span></text:p>
          <text:p text:style-name="P3"><text:span text:style-name="T3">String: </text:span><text:span text:style-name="T3"><text:tab/></text:span><text:span text:style-name="T3">person</text:span></text:p>
          <text:p text:style-name="P3"><text:span text:style-name="T3">String: </text:span><text:span text:style-name="T3"><text:tab/></text:span><text:span text:style-name="T3">possessive</text:span></text:p>
          <text:p text:style-name="P3"><text:span text:style-name="T3">String: </text:span><text:span text:style-name="T3"><text:tab/></text:span><text:span text:style-name="T3">pronType</text:span></text:p>
          <text:p text:style-name="P3"><text:span text:style-name="T3">String: </text:span><text:span text:style-name="T3"><text:tab/></text:span><text:span text:style-name="T3">reflex</text:span></text:p>
          <text:p text:style-name="P3"><text:span text:style-name="T3">String: </text:span><text:span text:style-name="T3"><text:tab/></text:span><text:span text:style-name="T3">tense</text:span></text:p>
          <text:p text:style-name="P3"><text:span text:style-name="T3">String: </text:span><text:span text:style-name="T3"><text:tab/></text:span><text:span text:style-name="T3">value</text:span></text:p>
          <text:p text:style-name="P3"><text:span text:style-name="T3">String: </text:span><text:span text:style-name="T3"><text:tab/></text:span><text:span text:style-name="T3">verbForm</text:span></text:p>
          <text:p text:style-name="P3"><text:span text:style-name="T3">String: </text:span><text:span text:style-name="T3"><text:tab/></text:span><text:span text:style-name="T3">vo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5cm" svg:height="1cm" svg:x="10.201cm" svg:y="3.802cm">
          <text:p text:style-name="P2"><text:span text:style-name="T1">Lemma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5cm" svg:height="1cm" svg:x="10.201cm" svg:y="5.247cm">
          <text:p text:style-name="P2"><text:span text:style-name="T1">Stem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cm" svg:y1="5.25cm" svg:x2="10.2cm" svg:y2="10.7cm" draw:start-shape="id20" draw:start-glue-point="1" draw:end-shape="id24" draw:end-glue-point="3" svg:d="M8000 5250h1100v5450h1100" svg:viewBox="0 0 2201 5451">
          <text:p/>
        </draw:connector>
        <draw:connector draw:style-name="gr1" draw:text-style-name="P1" draw:layer="layout" svg:x1="7cm" svg:y1="1.251cm" svg:x2="15.2cm" svg:y2="10.7cm" draw:start-shape="id23" draw:start-glue-point="1" draw:end-shape="id24" draw:end-glue-point="1" svg:d="M7000 1251h8701v9449h-501" svg:viewBox="0 0 8702 9450">
          <text:p/>
        </draw:connector>
        <draw:custom-shape draw:style-name="gr2" draw:text-style-name="P4" xml:id="id21" draw:id="id21" draw:layer="layout" svg:width="5cm" svg:height="1.499cm" svg:x="10.201cm" svg:y="1.802cm">
          <text:p text:style-name="P2"><text:span text:style-name="T1">POS</text:span></text:p>
          <text:p text:style-name="P3"><text:span text:style-name="T3">String: </text:span><text:span text:style-name="T3"><text:tab/></text:span><text:span text:style-name="T3">posValue</text:span></text:p>
          <text:p text:style-name="P3"><text:span text:style-name="T3">String: </text:span><text:span text:style-name="T3"><text:tab/></text:span><text:span text:style-name="T3">coarse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5" draw:id="id25" draw:layer="layout" svg:width="5cm" svg:height="1cm" svg:x="10.2cm" svg:y="15cm">
          <text:p text:style-name="P2"><text:span text:style-name="T1">TokenForm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cm" svg:y1="5.25cm" svg:x2="10.2cm" svg:y2="10.7cm" svg:d="M8000 5250h1100v5450h1100" svg:viewBox="0 0 2201 5451">
          <text:p/>
        </draw:connector>
        <draw:connector draw:style-name="gr3" draw:text-style-name="P1" draw:layer="layout" draw:line-skew="0.24cm" svg:x1="8cm" svg:y1="5.25cm" svg:x2="10.2cm" svg:y2="15.5cm" draw:end-shape="id25" draw:end-glue-point="3" svg:d="M8000 5250h1090v10250h1110" svg:viewBox="0 0 2201 10251">
          <text:p/>
        </draw:connector>
        <draw:connector draw:style-name="gr1" draw:text-style-name="P1" draw:layer="layout" svg:x1="7.001cm" svg:y1="1.252cm" svg:x2="15.2cm" svg:y2="15.5cm" draw:end-shape="id25" draw:end-glue-point="1" svg:d="M7001 1252h8700v14248h-501" svg:viewBox="0 0 8701 14249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4" xml:id="id28" draw:id="id28" draw:layer="layout" svg:width="5.499cm" svg:height="3cm" svg:x="3.5cm" svg:y="5.001cm">
          <text:p text:style-name="P2"><text:span text:style-name="T1">DocumentMetaData</text:span></text:p>
          <text:p text:style-name="P3"><text:span text:style-name="T3">String: </text:span><text:span text:style-name="T3"><text:tab/></text:span><text:span text:style-name="T3">documentTitle</text:span></text:p>
          <text:p text:style-name="P3"><text:span text:style-name="T3">String: </text:span><text:span text:style-name="T3"><text:tab/></text:span><text:span text:style-name="T3">documentId</text:span></text:p>
          <text:p text:style-name="P3"><text:span text:style-name="T3">String: </text:span><text:span text:style-name="T3"><text:tab/></text:span><text:span text:style-name="T3">collectionId</text:span></text:p>
          <text:p text:style-name="P3"><text:span text:style-name="T3">String: </text:span><text:span text:style-name="T3"><text:tab/></text:span><text:span text:style-name="T3">documentUri</text:span></text:p>
          <text:p text:style-name="P3"><text:span text:style-name="T3">String:</text:span><text:span text:style-name="T3"><text:tab/></text:span><text:span text:style-name="T3">documentBaseUri</text:span></text:p>
          <text:p text:style-name="P3"><text:span text:style-name="T3">boolean:</text:span><text:span text:style-name="T3"><text:tab/></text:span><text:span text:style-name="T3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7" draw:id="id27" draw:layer="layout" svg:width="5.499cm" svg:height="1cm" svg:x="3.5cm" svg:y="3cm">
          <text:p text:style-name="P2"><text:span text:style-name="T1">DocumentAnnotation</text:span></text:p>
          <text:p text:style-name="P3"><text:span text:style-name="T3">String: </text:span><text:span text:style-name="T3"><text:tab/></text:span><text:span text:style-name="T3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6" draw:id="id26" draw:layer="layout" svg:width="5.5cm" svg:height="1.5cm" svg:x="3.5cm" svg:y="0.5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26" draw:start-glue-point="2" draw:end-shape="id27" draw:end-glue-point="0" svg:d="M6250 2000v500h-1v500" svg:viewBox="0 0 2 1001">
          <text:p/>
        </draw:connector>
        <draw:connector draw:style-name="gr1" draw:text-style-name="P1" draw:layer="layout" svg:x1="6.249cm" svg:y1="4cm" svg:x2="6.249cm" svg:y2="5.001cm" draw:start-shape="id27" draw:start-glue-point="2" draw:end-shape="id28" draw:end-glue-point="0" svg:d="M6249 4000v1001" svg:viewBox="0 0 1 1002">
          <text:p/>
        </draw:connector>
        <draw:custom-shape draw:style-name="gr2" draw:text-style-name="P4" xml:id="id30" draw:id="id30" draw:layer="layout" svg:width="4.5cm" svg:height="1cm" svg:x="12.5cm" svg:y="16.599cm">
          <text:p text:style-name="P2"><text:span text:style-name="T1">CoreferenceChain</text:span></text:p>
          <text:p text:style-name="P7"><text:span text:style-name="T3">CoreferenceLink:</text:span><text:span text:style-name="T3"><text:tab/></text:span><text:span text:style-name="T3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1" draw:id="id31" draw:layer="layout" svg:width="6.5cm" svg:height="2cm" svg:x="19cm" svg:y="16.599cm">
          <text:p text:style-name="P2"><text:span text:style-name="T1">CoreferenceLink</text:span></text:p>
          <text:p text:style-name="P7"><text:span text:style-name="T3">CoreferenceLink:</text:span><text:span text:style-name="T3"><text:tab/></text:span><text:span text:style-name="T3">next</text:span></text:p>
          <text:p text:style-name="P7"><text:span text:style-name="T3">String:</text:span><text:span text:style-name="T3"><text:tab/></text:span><text:span text:style-name="T3">referenceType</text:span></text:p>
          <text:p text:style-name="P7"><text:span text:style-name="T3">String:</text:span><text:span text:style-name="T3"><text:tab/></text:span><text:span text:style-name="T3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9" draw:id="id29" draw:layer="layout" svg:width="6cm" svg:height="1.5cm" svg:x="15cm" svg:y="13.999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15.499cm" svg:x2="14.75cm" svg:y2="16.599cm" draw:start-shape="id29" draw:start-glue-point="2" draw:end-shape="id30" draw:end-glue-point="0" svg:d="M18000 15499v550h-3250v550" svg:viewBox="0 0 3251 1101">
          <text:p/>
        </draw:connector>
        <draw:connector draw:style-name="gr1" draw:text-style-name="P1" draw:layer="layout" svg:x1="18cm" svg:y1="15.499cm" svg:x2="22.25cm" svg:y2="16.599cm" draw:start-shape="id29" draw:start-glue-point="2" draw:end-shape="id31" draw:end-glue-point="0" svg:d="M18000 15499v550h4250v550" svg:viewBox="0 0 4251 1101">
          <text:p/>
        </draw:connector>
        <draw:connector draw:style-name="gr3" draw:text-style-name="P1" draw:layer="layout" svg:x1="17cm" svg:y1="17.099cm" svg:x2="19cm" svg:y2="17.599cm" draw:start-shape="id30" draw:start-glue-point="1" draw:end-shape="id31" draw:end-glue-point="3" svg:d="M17000 17099h1000v500h1000" svg:viewBox="0 0 2001 501">
          <text:p/>
        </draw:connector>
        <draw:connector draw:style-name="gr3" draw:text-style-name="P1" draw:layer="layout" draw:line-skew="0.499cm" svg:x1="25.5cm" svg:y1="17.599cm" svg:x2="22.25cm" svg:y2="18.599cm" draw:start-shape="id31" draw:start-glue-point="1" draw:end-shape="id31" draw:end-glue-point="2" svg:d="M25500 17599h1000v1501h-4250v-501" svg:viewBox="0 0 4251 1502">
          <text:p/>
        </draw:connector>
        <draw:custom-shape draw:style-name="gr2" draw:text-style-name="P4" xml:id="id32" draw:id="id32" draw:layer="layout" svg:width="5.499cm" svg:height="2cm" svg:x="11cm" svg:y="3cm">
          <text:p text:style-name="P2"><text:span text:style-name="T1">TagsetDescription</text:span></text:p>
          <text:p text:style-name="P8"><text:span text:style-name="T3">String: </text:span><text:span text:style-name="T3"><text:tab/></text:span><text:span text:style-name="T3">name</text:span></text:p>
          <text:p text:style-name="P8"><text:span text:style-name="T3">String: </text:span><text:span text:style-name="T3"><text:tab/></text:span><text:span text:style-name="T3">layer</text:span></text:p>
          <text:p text:style-name="P8"><text:span text:style-name="T3">TagDescription[]:</text:span><text:span text:style-name="T3"><text:tab/></text:span><text:span text:style-name="T3">ta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3" draw:id="id33" draw:layer="layout" svg:width="5.5cm" svg:height="1cm" svg:x="18cm" svg:y="3.5cm">
          <text:p text:style-name="P2"><text:span text:style-name="T1">TagDescription</text:span></text:p>
          <text:p text:style-name="P3"><text:span text:style-name="T3">String: </text:span><text:span text:style-name="T3"><text:tab/></text:span><text:span text:style-name="T3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499cm" svg:y1="4cm" svg:x2="18cm" svg:y2="4cm" draw:start-shape="id32" draw:start-glue-point="1" draw:end-shape="id33" draw:end-glue-point="3" svg:d="M16499 4000h1501" svg:viewBox="0 0 1502 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4" xml:id="id35" draw:id="id35" draw:layer="layout" svg:width="5.499cm" svg:height="1cm" svg:x="3.5cm" svg:y="3.9cm">
          <text:p text:style-name="P2"><text:span text:style-name="T1">SemanticField</text:span></text:p>
          <text:p text:style-name="P3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4" draw:id="id34" draw:layer="layout" svg:width="5cm" svg:height="1.5cm" svg:x="7cm" svg:y="1.3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.8cm" svg:x2="6.249cm" svg:y2="3.9cm" draw:start-shape="id34" draw:start-glue-point="2" draw:end-shape="id35" draw:end-glue-point="0" svg:d="M9500 2800v550h-3251v550" svg:viewBox="0 0 3252 1101">
          <text:p/>
        </draw:connector>
        <draw:custom-shape draw:style-name="gr2" draw:text-style-name="P4" xml:id="id36" draw:id="id36" draw:layer="layout" svg:width="6cm" svg:height="1.5cm" svg:x="10cm" svg:y="3.9cm">
          <text:p text:style-name="P2"><text:span text:style-name="T1">SemPred</text:span></text:p>
          <text:p text:style-name="P9"><text:span text:style-name="T3">String: </text:span><text:span text:style-name="T3"><text:tab/></text:span><text:span text:style-name="T3">category</text:span></text:p>
          <text:p text:style-name="P9"><text:span text:style-name="T3">SemArgLink[]: </text:span><text:span text:style-name="T3"><text:tab/></text:span><text:span text:style-name="T3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7" draw:id="id37" draw:layer="layout" svg:width="5.499cm" svg:height="1cm" svg:x="10.001cm" svg:y="6.4cm">
          <text:p text:style-name="P2"><text:span text:style-name="T1">SemArg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.8cm" svg:x2="13cm" svg:y2="3.9cm" draw:start-shape="id34" draw:start-glue-point="2" draw:end-shape="id36" draw:end-glue-point="0" svg:d="M9500 2800v550h3500v550" svg:viewBox="0 0 3501 1101">
          <text:p/>
        </draw:connector>
        <draw:connector draw:style-name="gr1" draw:text-style-name="P1" draw:layer="layout" draw:line-skew="1.25cm" svg:x1="9.5cm" svg:y1="2.8cm" svg:x2="12.75cm" svg:y2="6.4cm" draw:start-shape="id34" draw:start-glue-point="2" draw:end-shape="id37" draw:end-glue-point="0" svg:d="M9500 2800v3050h3250v550" svg:viewBox="0 0 3251 3601">
          <text:p/>
        </draw:connector>
        <draw:connector draw:style-name="gr3" draw:text-style-name="P1" draw:layer="layout" svg:x1="16cm" svg:y1="4.65cm" svg:x2="20.25cm" svg:y2="5.2cm" draw:start-shape="id36" draw:start-glue-point="1" draw:end-shape="id38" draw:end-glue-point="0" svg:d="M16000 4650h4250v550" svg:viewBox="0 0 4251 551">
          <text:p/>
        </draw:connector>
        <draw:custom-shape draw:style-name="gr2" draw:text-style-name="P4" xml:id="id39" draw:id="id39" draw:layer="layout" svg:width="5.499cm" svg:height="1.6cm" svg:x="3.5cm" svg:y="6.4cm">
          <text:p text:style-name="P2"><text:span text:style-name="T1">NamedEntity</text:span></text:p>
          <text:p text:style-name="P3"><text:span text:style-name="T3">String: </text:span><text:span text:style-name="T3"><text:tab/></text:span><text:span text:style-name="T3">value</text:span></text:p>
          <text:p text:style-name="P3"><text:span text:style-name="T3">String:</text:span><text:span text:style-name="T3"><text:tab/></text:span><text:span text:style-name="T3">identifi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.8cm" svg:x2="6.249cm" svg:y2="6.4cm" draw:start-shape="id34" draw:start-glue-point="2" draw:end-shape="id39" draw:end-glue-point="0" svg:d="M9500 2800v3050h-3251v550" svg:viewBox="0 0 3252 3601">
          <text:p/>
        </draw:connector>
        <draw:custom-shape draw:style-name="gr2" draw:text-style-name="P4" xml:id="id40" draw:id="id40" draw:layer="layout" svg:width="5cm" svg:height="1.5cm" svg:x="12.5cm" svg:y="10.3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1" draw:id="id41" draw:layer="layout" svg:width="5.5cm" svg:height="2.7cm" svg:x="1.5cm" svg:y="13.3cm">
          <text:p text:style-name="P2"><text:span text:style-name="T1">Constituent</text:span></text:p>
          <text:p text:style-name="P10"><text:span text:style-name="T3">Annotation: </text:span><text:span text:style-name="T3"><text:tab/></text:span><text:span text:style-name="T3">parent</text:span></text:p>
          <text:p text:style-name="P10"><text:span text:style-name="T3">Annotation[]: </text:span><text:span text:style-name="T3"><text:tab/></text:span><text:span text:style-name="T3">children</text:span></text:p>
          <text:p text:style-name="P10"><text:span text:style-name="T3">String: </text:span><text:span text:style-name="T3"><text:tab/></text:span><text:span text:style-name="T3">consitutuentType</text:span></text:p>
          <text:p text:style-name="P10"><text:span text:style-name="T3">String: </text:span><text:span text:style-name="T3"><text:tab/></text:span><text:span text:style-name="T3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2" draw:id="id42" draw:layer="layout" svg:width="7cm" svg:height="3.7cm" svg:x="9cm" svg:y="13.3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text:p text:style-name="P3"><text:span text:style-name="T3">TokenForm:</text:span><text:span text:style-name="T3"><text:tab/></text:span><text:span text:style-name="T3"><text:tab/></text:span><text:span text:style-name="T3"><text:tab/></text:span><text:span text:style-name="T3">form</text:span></text:p>
          <text:p text:style-name="P3"><text:span text:style-name="T3">String:</text:span><text:span text:style-name="T3"><text:tab/></text:span><text:span text:style-name="T3"><text:tab/></text:span><text:span text:style-name="T3"><text:tab/></text:span><text:span text:style-name="T3">syntacticFunc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3.867cm" svg:x2="8.999cm" svg:y2="13.868cm" svg:d="M7007 13867h996v1h996" svg:viewBox="0 0 1993 2">
          <text:p/>
        </draw:connector>
        <draw:connector draw:style-name="gr3" draw:text-style-name="P1" draw:layer="layout" svg:x1="8.991cm" svg:y1="15.196cm" svg:x2="7.008cm" svg:y2="15.204cm" svg:d="M8991 15196h-991v8h-992" svg:viewBox="0 0 1984 9">
          <text:p/>
        </draw:connector>
        <draw:connector draw:style-name="gr1" draw:text-style-name="P1" draw:layer="layout" svg:x1="15cm" svg:y1="11.8cm" svg:x2="4.25cm" svg:y2="13.3cm" draw:start-shape="id40" draw:start-glue-point="2" draw:end-shape="id41" draw:end-glue-point="0" svg:d="M15000 11800v750h-10750v750" svg:viewBox="0 0 10751 1501">
          <text:p/>
        </draw:connector>
        <draw:connector draw:style-name="gr1" draw:text-style-name="P1" draw:layer="layout" svg:x1="15cm" svg:y1="11.8cm" svg:x2="12.5cm" svg:y2="13.3cm" draw:start-shape="id40" draw:start-glue-point="2" draw:end-shape="id42" draw:end-glue-point="0" svg:d="M15000 11800v750h-2500v750" svg:viewBox="0 0 2501 1501">
          <text:p/>
        </draw:connector>
        <draw:connector draw:style-name="gr3" draw:text-style-name="P1" draw:layer="layout" draw:line-skew="-0.499cm" svg:x1="1.5cm" svg:y1="14.65cm" svg:x2="4.25cm" svg:y2="16cm" draw:start-shape="id41" draw:start-glue-point="3" draw:end-shape="id41" draw:end-glue-point="2" svg:d="M1500 14650h-1000v1851h3750v-501" svg:viewBox="0 0 3751 1852">
          <text:p/>
        </draw:connector>
        <draw:frame draw:style-name="gr5" draw:text-style-name="P11" draw:layer="layout" svg:width="3.033cm" svg:height="0.654cm" svg:x="0.5cm" svg:y="16.4cm">
          <draw:text-box>
            <text:p><text:span text:style-name="T3">parent / children</text:span></text:p>
          </draw:text-box>
        </draw:frame>
        <draw:frame draw:style-name="gr6" draw:text-style-name="P11" draw:layer="layout" svg:width="1.738cm" svg:height="0.654cm" svg:x="7cm" svg:y="15.146cm">
          <draw:text-box>
            <text:p><text:span text:style-name="T3">children</text:span></text:p>
          </draw:text-box>
        </draw:frame>
        <draw:frame draw:style-name="gr7" draw:text-style-name="P11" draw:layer="layout" svg:width="1.503cm" svg:height="0.654cm" svg:x="7.498cm" svg:y="13.3cm">
          <draw:text-box>
            <text:p><text:span text:style-name="T3">parent</text:span></text:p>
          </draw:text-box>
        </draw:frame>
        <draw:custom-shape draw:style-name="gr2" draw:text-style-name="P4" xml:id="id43" draw:id="id43" draw:layer="layout" svg:width="5.5cm" svg:height="2.7cm" svg:x="18cm" svg:y="13.3cm">
          <text:p text:style-name="P2"><text:span text:style-name="T1">Dependency</text:span></text:p>
          <text:p text:style-name="P3"><text:span text:style-name="T3">Token: </text:span><text:span text:style-name="T3"><text:tab/></text:span><text:span text:style-name="T3">governor</text:span></text:p>
          <text:p text:style-name="P3"><text:span text:style-name="T3">Token: </text:span><text:span text:style-name="T3"><text:tab/></text:span><text:span text:style-name="T3">dependent</text:span></text:p>
          <text:p text:style-name="P3"><text:span text:style-name="T3">String: </text:span><text:span text:style-name="T3"><text:tab/></text:span><text:span text:style-name="T3">dependencyTyp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007cm" svg:y1="13.867cm" svg:x2="17.999cm" svg:y2="13.868cm" svg:d="M16007 13867h996v1h996" svg:viewBox="0 0 1993 2">
          <text:p/>
        </draw:connector>
        <draw:frame draw:style-name="gr8" draw:text-style-name="P11" draw:layer="layout" svg:width="2.171cm" svg:height="0.654cm" svg:x="16cm" svg:y="15.146cm">
          <draw:text-box>
            <text:p><text:span text:style-name="T3">dependent</text:span></text:p>
          </draw:text-box>
        </draw:frame>
        <draw:frame draw:style-name="gr9" draw:text-style-name="P11" draw:layer="layout" svg:width="1.895cm" svg:height="0.654cm" svg:x="16.298cm" svg:y="13.3cm">
          <draw:text-box>
            <text:p><text:span text:style-name="T3">governor</text:span></text:p>
          </draw:text-box>
        </draw:frame>
        <draw:connector draw:style-name="gr1" draw:text-style-name="P1" draw:layer="layout" svg:x1="15cm" svg:y1="11.8cm" svg:x2="20.75cm" svg:y2="13.3cm" draw:start-shape="id40" draw:start-glue-point="2" draw:end-shape="id43" draw:end-glue-point="0" svg:d="M15000 11800v750h5750v750" svg:viewBox="0 0 5751 1501">
          <text:p/>
        </draw:connector>
        <draw:custom-shape draw:style-name="gr2" draw:text-style-name="P4" xml:id="id44" draw:id="id44" draw:layer="layout" svg:width="3.6cm" svg:height="2.7cm" svg:x="23.9cm" svg:y="13.3cm">
          <text:p text:style-name="P2"><text:span text:style-name="T1">Chunk</text:span></text:p>
          <text:p text:style-name="P3"><text:span text:style-name="T3">String: chunkValu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1.8cm" svg:x2="25.7cm" svg:y2="13.3cm" draw:start-shape="id40" draw:start-glue-point="2" draw:end-shape="id44" draw:end-glue-point="0" svg:d="M15000 11800v750h10700v750" svg:viewBox="0 0 10701 1501">
          <text:p/>
        </draw:connector>
        <draw:custom-shape draw:style-name="gr2" draw:text-style-name="P4" xml:id="id38" draw:id="id38" draw:layer="layout" svg:width="5.499cm" svg:height="1cm" svg:x="17.501cm" svg:y="5.2cm">
          <text:p text:style-name="P2"><text:span text:style-name="T1">SemArgLink</text:span></text:p>
          <text:p text:style-name="P3"><text:span text:style-name="T3">String: </text:span><text:span text:style-name="T3"><text:tab/></text:span><text:span text:style-name="T3">ro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25cm" svg:y1="6.2cm" svg:x2="15.5cm" svg:y2="6.9cm" draw:start-shape="id38" draw:start-glue-point="2" draw:end-shape="id37" draw:end-glue-point="1" svg:d="M20250 6200v700h-4750" svg:viewBox="0 0 4751 701">
          <text:p/>
        </draw:connector>
        <draw:connector draw:style-name="gr3" draw:text-style-name="P1" draw:layer="layout" svg:x1="7.007cm" svg:y1="13.868cm" svg:x2="8.999cm" svg:y2="13.869cm" svg:d="M7007 13868h996v1h996" svg:viewBox="0 0 1993 2">
          <text:p/>
        </draw:connector>
        <draw:connector draw:style-name="gr3" draw:text-style-name="P1" draw:layer="layout" svg:x1="16.007cm" svg:y1="15.168cm" svg:x2="17.999cm" svg:y2="15.169cm" svg:d="M16007 15168h996v1h996" svg:viewBox="0 0 1993 2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12" draw:layer="layout" svg:width="5.5cm" svg:height="1.5cm" svg:x="7cm" svg:y="0.5cm">
          <text:p text:style-name="P2"><text:span text:style-name="T4">TopicDistribution</text:span></text:p>
          <text:p text:style-name="P3"><text:span text:style-name="T5">double[]: </text:span><text:span text:style-name="T5"><text:tab/></text:span><text:span text:style-name="T5">topicProportions</text:span></text:p>
          <text:p text:style-name="P3"><text:span text:style-name="T5">int:[] </text:span><text:span text:style-name="T5"><text:tab/></text:span><text:span text:style-name="T5">topicAssign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xml:id="id46" draw:id="id46" draw:layer="layout" svg:width="5.499cm" svg:height="7.949cm" svg:x="6.8cm" svg:y="7.701cm">
          <text:p text:style-name="P2"><text:span text:style-name="T4">MorphologicalFeatures</text:span></text:p>
          <text:p text:style-name="P3"><text:span text:style-name="T5">String: </text:span><text:span text:style-name="T5"><text:tab/></text:span><text:span text:style-name="T5">gender</text:span></text:p>
          <text:p text:style-name="P3"><text:span text:style-name="T5">String:</text:span><text:span text:style-name="T5"><text:tab/></text:span><text:span text:style-name="T5">number</text:span></text:p>
          <text:p text:style-name="P3"><text:span text:style-name="T5">String:</text:span><text:span text:style-name="T5"><text:tab/></text:span><text:span text:style-name="T5">case</text:span></text:p>
          <text:p text:style-name="P3"><text:span text:style-name="T5">String:</text:span><text:span text:style-name="T5"><text:tab/></text:span><text:span text:style-name="T5">degree</text:span></text:p>
          <text:p text:style-name="P3"><text:span text:style-name="T5">String:</text:span><text:span text:style-name="T5"><text:tab/></text:span><text:span text:style-name="T5">verbForm</text:span></text:p>
          <text:p text:style-name="P3"><text:span text:style-name="T5">String:</text:span><text:span text:style-name="T5"><text:tab/></text:span><text:span text:style-name="T5">tense</text:span></text:p>
          <text:p text:style-name="P3"><text:span text:style-name="T5">String:</text:span><text:span text:style-name="T5"><text:tab/></text:span><text:span text:style-name="T5">mood</text:span></text:p>
          <text:p text:style-name="P3"><text:span text:style-name="T5">String:</text:span><text:span text:style-name="T5"><text:tab/></text:span><text:span text:style-name="T5">voice</text:span></text:p>
          <text:p text:style-name="P3"><text:span text:style-name="T5">String:</text:span><text:span text:style-name="T5"><text:tab/></text:span><text:span text:style-name="T5">definiteness</text:span></text:p>
          <text:p text:style-name="P3"><text:span text:style-name="T5">String:</text:span><text:span text:style-name="T5"><text:tab/></text:span><text:span text:style-name="T5">value</text:span></text:p>
          <text:p text:style-name="P3"><text:span text:style-name="T5">String:</text:span><text:span text:style-name="T5"><text:tab/></text:span><text:span text:style-name="T5">person</text:span></text:p>
          <text:p text:style-name="P3"><text:span text:style-name="T5">String:</text:span><text:span text:style-name="T5"><text:tab/></text:span><text:span text:style-name="T5">aspect</text:span></text:p>
          <text:p text:style-name="P3"><text:span text:style-name="T5">String:</text:span><text:span text:style-name="T5"><text:tab/></text:span><text:span text:style-name="T5">animacy</text:span></text:p>
          <text:p text:style-name="P3"><text:span text:style-name="T5">String:</text:span><text:span text:style-name="T5"><text:tab/></text:span><text:span text:style-name="T5">negative</text:span></text:p>
          <text:p text:style-name="P3"><text:span text:style-name="T5">String:</text:span><text:span text:style-name="T5"><text:tab/></text:span><text:span text:style-name="T5">numType</text:span></text:p>
          <text:p text:style-name="P3"><text:span text:style-name="T5">String:</text:span><text:span text:style-name="T5"><text:tab/></text:span><text:span text:style-name="T5">posessive</text:span></text:p>
          <text:p text:style-name="P3"><text:span text:style-name="T5">String:</text:span><text:span text:style-name="T5"><text:tab/></text:span><text:span text:style-name="T5">pronType</text:span></text:p>
          <text:p text:style-name="P3"><text:span text:style-name="T5">String:</text:span><text:span text:style-name="T5"><text:tab/></text:span><text:span text:style-name="T5">ref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xml:id="id45" draw:id="id45" draw:layer="layout" svg:width="5.5cm" svg:height="1.5cm" svg:x="6.8cm" svg:y="5.201cm">
          <text:p text:style-name="P2"><text:span text:style-name="T4">Annotation</text:span></text:p>
          <text:p text:style-name="P3"><text:span text:style-name="T5">int: </text:span><text:span text:style-name="T5"><text:tab/></text:span><text:span text:style-name="T5">begin</text:span></text:p>
          <text:p text:style-name="P3"><text:span text:style-name="T5">int: </text:span><text:span text:style-name="T5"><text:tab/></text:span><text:span text:style-name="T5">end</text:span></text:p>
          <draw:enhanced-geometry svg:viewBox="0 0 21600 21600" draw:type="rectangle" draw:enhanced-path="M 0 0 L 21600 0 21600 21600 0 21600 0 0 Z N"/>
        </draw:custom-shape>
        <draw:connector draw:style-name="gr1" draw:text-style-name="P13" draw:layer="layout" svg:x1="9.55cm" svg:y1="6.701cm" svg:x2="9.549cm" svg:y2="7.701cm" draw:start-shape="id45" draw:start-glue-point="2" draw:end-shape="id46" draw:end-glue-point="0" svg:d="M9550 6701v500h-1v500" svg:viewBox="0 0 2 1001">
          <text:p/>
        </draw:connector>
        <draw:custom-shape draw:style-name="gr2" draw:text-style-name="P12" xml:id="id48" draw:id="id48" draw:layer="layout" svg:width="5.499cm" svg:height="1.531cm" svg:x="15.7cm" svg:y="7.702cm">
          <text:p text:style-name="P2"><text:span text:style-name="T4">PhoneticTranscription</text:span></text:p>
          <text:p text:style-name="P3"><text:span text:style-name="T5">String: </text:span><text:span text:style-name="T5"><text:tab/></text:span><text:span text:style-name="T5">transcription</text:span></text:p>
          <text:p text:style-name="P3"><text:span text:style-name="T5">String:</text:span><text:span text:style-name="T5"><text:tab/></text:span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xml:id="id47" draw:id="id47" draw:layer="layout" svg:width="5.5cm" svg:height="1.5cm" svg:x="15.7cm" svg:y="5.202cm">
          <text:p text:style-name="P2"><text:span text:style-name="T4">Annotation</text:span></text:p>
          <text:p text:style-name="P3"><text:span text:style-name="T5">int: </text:span><text:span text:style-name="T5"><text:tab/></text:span><text:span text:style-name="T5">begin</text:span></text:p>
          <text:p text:style-name="P3"><text:span text:style-name="T5">int: </text:span><text:span text:style-name="T5"><text:tab/></text:span><text:span text:style-name="T5">end</text:span></text:p>
          <draw:enhanced-geometry svg:viewBox="0 0 21600 21600" draw:type="rectangle" draw:enhanced-path="M 0 0 L 21600 0 21600 21600 0 21600 0 0 Z N"/>
        </draw:custom-shape>
        <draw:connector draw:style-name="gr1" draw:text-style-name="P13" draw:layer="layout" svg:x1="18.45cm" svg:y1="6.702cm" svg:x2="18.449cm" svg:y2="7.702cm" draw:start-shape="id47" draw:start-glue-point="2" draw:end-shape="id48" draw:end-glue-point="0" svg:d="M18450 6702v500h-1v500" svg:viewBox="0 0 2 1001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0" draw:text-style-name="P4" xml:id="id49" draw:id="id49" draw:layer="layout" svg:width="5cm" svg:height="1.5cm" svg:x="3.5cm" svg:y="1cm">
          <text:p text:style-name="P2"><text:span text:style-name="T1">Annotation</text:span></text:p>
          <text:p text:style-name="P3"><text:span text:style-name="T3">int: </text:span><text:span text:style-name="T3"><text:tab/></text:span><text:span text:style-name="T3">begin</text:span></text:p>
          <text:p text:style-name="P3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50" draw:id="id50" draw:layer="layout" svg:width="5cm" svg:height="1.5cm" svg:x="3.5cm" svg:y="3.5cm">
          <text:p text:style-name="P2"><text:span text:style-name="T1">XmlNode</text:span></text:p>
          <text:p text:style-name="P3"><text:span text:style-name="T2">XmlElement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51" draw:id="id51" draw:layer="layout" svg:width="5cm" svg:height="3cm" svg:x="6.5cm" svg:y="6.5cm">
          <text:p text:style-name="P2"><text:span text:style-name="T1">XmlElement</text:span></text:p>
          <text:p text:style-name="P3"><text:span text:style-name="T2">String: </text:span><text:span text:style-name="T2"><text:tab/></text:span><text:span text:style-name="T2"><text:tab/></text:span><text:span text:style-name="T2">uri</text:span></text:p>
          <text:p text:style-name="P3"><text:span text:style-name="T2">String:</text:span><text:span text:style-name="T2"><text:tab/></text:span><text:span text:style-name="T2"><text:tab/></text:span><text:span text:style-name="T2">localName</text:span></text:p>
          <text:p text:style-name="P3"><text:span text:style-name="T2">String:</text:span><text:span text:style-name="T2"><text:tab/></text:span><text:span text:style-name="T2"><text:tab/></text:span><text:span text:style-name="T2">qName</text:span></text:p>
          <text:p text:style-name="P3"><text:span text:style-name="T2">XmlNode[]:</text:span><text:span text:style-name="T2"><text:tab/></text:span><text:span text:style-name="T2"><text:tab/></text:span><text:span text:style-name="T2">children</text:span></text:p>
          <text:p text:style-name="P3"><text:span text:style-name="T2">XmlAttribute[]:</text:span><text:span text:style-name="T2"><text:tab/></text:span><text:span text:style-name="T2">attribu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.5cm" svg:x2="6cm" svg:y2="3.5cm" draw:start-shape="id49" draw:start-glue-point="2" draw:end-shape="id50" draw:end-glue-point="0" svg:d="M6000 2500v1000" svg:viewBox="0 0 1 1001">
          <text:p/>
        </draw:connector>
        <draw:connector draw:style-name="gr1" draw:text-style-name="P1" draw:layer="layout" svg:x1="6cm" svg:y1="5cm" svg:x2="9cm" svg:y2="6.5cm" draw:start-shape="id50" draw:start-glue-point="2" draw:end-shape="id51" svg:d="M6000 5000v750h3000v750" svg:viewBox="0 0 3001 1501">
          <text:p/>
        </draw:connector>
        <draw:custom-shape draw:style-name="gr11" draw:text-style-name="P4" xml:id="id52" draw:id="id52" draw:layer="layout" svg:width="5cm" svg:height="3cm" svg:x="0.5cm" svg:y="6.5cm">
          <text:p text:style-name="P2"><text:span text:style-name="T1">XmlTextNode</text:span></text:p>
          <text:p text:style-name="P3"><text:span text:style-name="T2">String: </text:span><text:span text:style-name="T2"><text:tab/></text:span><text:span text:style-name="T2">text</text:span></text:p>
          <text:p text:style-name="P3"><text:span text:style-name="T2">boolean:</text:span><text:span text:style-name="T2"><text:tab/></text:span><text:span text:style-name="T2">captured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5cm" svg:x2="3cm" svg:y2="6.5cm" draw:start-shape="id50" draw:start-glue-point="2" draw:end-shape="id52" svg:d="M6000 5000v750h-3000v750" svg:viewBox="0 0 3001 1501">
          <text:p/>
        </draw:connector>
        <draw:custom-shape draw:style-name="gr11" draw:text-style-name="P4" xml:id="id53" draw:id="id53" draw:layer="layout" svg:width="5cm" svg:height="3cm" svg:x="13cm" svg:y="6.5cm">
          <text:p text:style-name="P2"><text:span text:style-name="T1">XmlAttribute</text:span></text:p>
          <text:p text:style-name="P3"><text:span text:style-name="T2">String: </text:span><text:span text:style-name="T2"><text:tab/></text:span><text:span text:style-name="T2">uri</text:span></text:p>
          <text:p text:style-name="P3"><text:span text:style-name="T2">String:</text:span><text:span text:style-name="T2"><text:tab/></text:span><text:span text:style-name="T2">localName</text:span></text:p>
          <text:p text:style-name="P3"><text:span text:style-name="T2">String:</text:span><text:span text:style-name="T2"><text:tab/></text:span><text:span text:style-name="T2">qName</text:span></text:p>
          <text:p text:style-name="P3"><text:span text:style-name="T2">String:</text:span><text:span text:style-name="T2"><text:tab/></text:span><text:span text:style-name="T2">valueType</text:span></text:p>
          <text:p text:style-name="P3"><text:span text:style-name="T2">String: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5cm" svg:y1="8cm" svg:x2="13cm" svg:y2="8cm" draw:start-shape="id51" draw:start-glue-point="1" draw:end-shape="id53" draw:end-glue-point="3" svg:d="M11500 8000h1500" svg:viewBox="0 0 1501 1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FilledDiamond" svg:viewBox="0 0 10 20" svg:d="M5 0l5 10-5 10-5-10z"/>
    <draw:marker draw:name="StrokedTriangle" svg:viewBox="0 0 100 100" svg:d="M0 100l50-100 50 96h-4l-46-92-46 92h96v4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4T14:37:27</meta:creation-date>
    <dc:date>2019-07-03T12:15:18.905702256</dc:date>
    <meta:editing-duration>PT11H47M26S</meta:editing-duration>
    <meta:editing-cycles>47</meta:editing-cycles>
    <meta:generator>NeoOffice/3.2017.10_Professional_Edition$MacOSX_X86_64 NeoOffice_project/0</meta:generator>
    <meta:document-statistic meta:object-count="151"/>
  </office:meta>
</office:document-meta>
</file>